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formation Algebra</text:p>
          </draw:text-box>
        </draw:frame>
        <draw:frame presentation:style-name="pr2" draw:layer="layout" svg:width="25.199cm" svg:height="12.179cm" svg:x="1.4cm" svg:y="4.914cm" presentation:class="subtitle">
          <draw:text-box>
            <text:p>By Sven Nil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otation for reasoning about programs</text:p>
              </text:list-item>
              <text:list-item>
                <text:p>Make planning software easier</text:p>
              </text:list-item>
              <text:list-item>
                <text:p>Transforming data structures</text:p>
              </text:list-item>
              <text:list-item>
                <text:p>Complement existing toolbox</text:p>
                <text:list>
                  <text:list-item>
                    <text:p>Big O notation</text:p>
                  </text:list-item>
                  <text:list-item>
                    <text:p>Type theory</text:p>
                  </text:list-item>
                  <text:list-item>
                    <text:p>Discrete mathemat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 1: List of Words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p>ListOfWords = []Word</text:p>
            <text:p>Word = String</text:p>
            <text:p>String = []Char</text:p>
            <text:p>Char = u8</text:p>
            <text:p/>
            <text:p>ListOfWords = [][]u8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 2: 32 bit RGBA Image</text:p>
          </draw:text-box>
        </draw:frame>
        <draw:frame presentation:style-name="pr4" draw:layer="layout" svg:width="25.199cm" svg:height="12.179cm" svg:x="1.4cm" svg:y="4.914cm" presentation:class="outline">
          <draw:text-box>
            <text:p>Image = [][]Pixel</text:p>
            <text:p>Pixel = R*G*B*A</text:p>
            <text:p>R*G*B*A = u8*u8*u8*u8</text:p>
            <text:p/>
            <text:p>Image = [][](u8*u8*u8*u8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 3: Un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X = A+B*C</text:p>
            <text:p>[]X = [](A+B*C)</text:p>
            <text:p/>
            <text:p>Read as 'a list of A or a tuple with B and C'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al World Examp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oint3D = X*Y*Z</text:p>
              </text:list-item>
              <text:list-item>
                <text:p>Difficulty = Easy+Medium+Hard</text:p>
              </text:list-item>
              <text:list-item>
                <text:p>User = Profile*Authentication</text:p>
                <text:list>
                  <text:list-item>
                    <text:p>Profile = FirstName*LastName*Email</text:p>
                  </text:list-item>
                  <text:list-item>
                    <text:p>Authentication = UserName*Password</text:p>
                  </text:list-item>
                </text:list>
              </text:list-item>
              <text:list-item>
                <text:p>BinaryTree = Node</text:p>
                <text:list>
                  <text:list-item>
                    <text:p>Node = Data*Left*Right+()</text:p>
                  </text:list-item>
                  <text:list-item>
                    <text:p>Left*Right = Node*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xio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Z*(X+Y) = (Z*X+Z*Y)</text:p>
              </text:list-item>
              <text:list-item>
                <text:p>[](A+B) = []A*[]B</text:p>
              </text:list-item>
              <text:list-item>
                <text:p>[](A*B) = [](A*[]B) = [](B*[]A)</text:p>
              </text:list-item>
              <text:list-item>
                <text:p>A*B &lt;= A+B</text:p>
                <text:list>
                  <text:list-item>
                    <text:p>[](A*B) &lt;= [](A+B)</text:p>
                  </text:list-item>
                  <text:list-item>
                    <text:p>Greater means more gener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Struc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rray = []Item = Index -&gt; Item</text:p>
              </text:list-item>
              <text:list-item>
                <text:p>Image = [][]Pixel = X*Y -&gt; Pixel</text:p>
              </text:list-item>
              <text:list-item>
                <text:p>Dictionary = [](Key*Value) = Key -&gt; Value</text:p>
              </text:list-item>
              <text:list-item>
                <text:p>Set = []Object = Object -&gt; bool</text:p>
              </text:list-item>
              <text:list-item>
                <text:p>Graph = [](Node*[]Edge) = N -&gt; Node</text:p>
                <text:list>
                  <text:list-item>
                    <text:p>Edge = N -&gt; Nod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5T15:41:51.195920000</meta:creation-date>
    <dc:date>2014-02-25T17:29:20.919193000</dc:date>
    <meta:editing-duration>PT11M14S</meta:editing-duration>
    <meta:editing-cycles>4</meta:editing-cycles>
    <meta:generator>LibreOffice/4.1.4.2$MacOSX_x86 LibreOffice_project/0a0440ccc0227ad9829de5f46be37cfb6edcf72</meta:generator>
    <meta:document-statistic meta:object-count="53"/>
  </office:meta>
</office:document-meta>
</file>